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2.7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cm" svg:height="1.7cm" svg:x="8.6cm" svg:y="1.282cm">
          <text:p text:style-name="P1">First </text:p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.7cm" svg:x="8.6cm" svg:y="3.5cm">
          <text:p text:style-name="P1">Home</text:p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.7cm" svg:x="4.7cm" svg:y="5.7cm">
          <text:p text:style-name="P1">Lesson</text:p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.7cm" svg:x="8.6cm" svg:y="5.7cm">
          <text:p text:style-name="P1">Progress</text:p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.7cm" svg:x="12.4cm" svg:y="5.7cm">
          <text:p text:style-name="P1">Homework</text:p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.7cm" svg:x="8.6cm" svg:y="7.9cm">
          <text:p text:style-name="P1">Report</text:p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.7cm" svg:x="4.7cm" svg:y="7.9cm">
          <text:p text:style-name="P1">Derived</text:p>
          <text:p text:style-name="P1">Lesson</text:p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.7cm" svg:x="12.4cm" svg:y="7.9cm">
          <text:p text:style-name="P1">Derived</text:p>
          <text:p text:style-name="P1">Homework</text:p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.7cm" svg:x="4.7cm" svg:y="10.1cm">
          <text:p text:style-name="P1">Lesson</text:p>
          <text:p text:style-name="P1">Page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.7cm" svg:x="4.7cm" svg:y="12.3cm">
          <text:p text:style-name="P1">Lesson</text:p>
          <text:p text:style-name="P1">Page</text:p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.7cm" svg:x="12.4cm" svg:y="10.1cm">
          <text:p text:style-name="P1">Homework</text:p>
          <text:p text:style-name="P1">Page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.7cm" svg:x="12.4cm" svg:y="12.3cm">
          <text:p text:style-name="P1">Homework</text:p>
          <text:p text:style-name="P1">Page</text:p>
          <text:p text:style-name="P1">2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3cm" svg:y1="3cm" svg:x2="10.3cm" svg:y2="3.5cm">
          <text:p/>
        </draw:line>
        <draw:line draw:style-name="gr2" draw:text-style-name="P2" draw:layer="layout" svg:x1="10.3cm" svg:y1="5.2cm" svg:x2="10.3cm" svg:y2="5.7cm">
          <text:p/>
        </draw:line>
        <draw:line draw:style-name="gr2" draw:text-style-name="P2" draw:layer="layout" svg:x1="14cm" svg:y1="5.2cm" svg:x2="14cm" svg:y2="5.7cm">
          <text:p/>
        </draw:line>
        <draw:line draw:style-name="gr2" draw:text-style-name="P2" draw:layer="layout" svg:x1="6.4cm" svg:y1="5.1cm" svg:x2="6.4cm" svg:y2="5.7cm">
          <text:p/>
        </draw:line>
        <draw:line draw:style-name="gr2" draw:text-style-name="P2" draw:layer="layout" svg:x1="10.3cm" svg:y1="7.4cm" svg:x2="10.3cm" svg:y2="7.9cm">
          <text:p/>
        </draw:line>
        <draw:line draw:style-name="gr2" draw:text-style-name="P2" draw:layer="layout" svg:x1="6.4cm" svg:y1="7.4cm" svg:x2="6.4cm" svg:y2="7.9cm">
          <text:p/>
        </draw:line>
        <draw:line draw:style-name="gr2" draw:text-style-name="P2" draw:layer="layout" svg:x1="6.4cm" svg:y1="9.6cm" svg:x2="6.4cm" svg:y2="10.1cm">
          <text:p/>
        </draw:line>
        <draw:line draw:style-name="gr2" draw:text-style-name="P2" draw:layer="layout" svg:x1="6.4cm" svg:y1="11.8cm" svg:x2="6.4cm" svg:y2="12.3cm">
          <text:p/>
        </draw:line>
        <draw:line draw:style-name="gr2" draw:text-style-name="P2" draw:layer="layout" svg:x1="14cm" svg:y1="7.4cm" svg:x2="14cm" svg:y2="7.9cm">
          <text:p/>
        </draw:line>
        <draw:line draw:style-name="gr2" draw:text-style-name="P2" draw:layer="layout" svg:x1="14cm" svg:y1="9.6cm" svg:x2="14cm" svg:y2="10.1cm">
          <text:p/>
        </draw:line>
        <draw:line draw:style-name="gr2" draw:text-style-name="P2" draw:layer="layout" svg:x1="14cm" svg:y1="11.8cm" svg:x2="14cm" svg:y2="12.3cm">
          <text:p/>
        </draw:line>
        <draw:line draw:style-name="gr3" draw:text-style-name="P2" draw:layer="layout" svg:x1="8.6cm" svg:y1="4.3cm" svg:x2="6.4cm" svg:y2="4.3cm">
          <text:p/>
        </draw:line>
        <draw:line draw:style-name="gr3" draw:text-style-name="P2" draw:layer="layout" svg:x1="6.4cm" svg:y1="4.251cm" svg:x2="6.4cm" svg:y2="5.151cm">
          <text:p/>
        </draw:line>
        <draw:line draw:style-name="gr3" draw:text-style-name="P2" draw:layer="layout" svg:x1="14cm" svg:y1="4.3cm" svg:x2="11.8cm" svg:y2="4.3cm">
          <text:p/>
        </draw:line>
        <draw:line draw:style-name="gr3" draw:text-style-name="P2" draw:layer="layout" svg:x1="14cm" svg:y1="4.3cm" svg:x2="14cm" svg:y2="5.2cm">
          <text:p/>
        </draw:line>
        <draw:custom-shape draw:style-name="gr1" draw:text-style-name="P1" draw:layer="layout" svg:width="3.2cm" svg:height="1.7cm" svg:x="8.6cm" svg:y="12.3cm">
          <text:p text:style-name="P1">Home</text:p>
          <text:p text:style-name="P1">Screen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6cm" svg:y1="13.1cm" svg:x2="7.9cm" svg:y2="13.1cm">
          <text:p/>
        </draw:line>
        <draw:line draw:style-name="gr3" draw:text-style-name="P2" draw:layer="layout" svg:x1="12.4cm" svg:y1="13.1cm" svg:x2="11.8cm" svg:y2="1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cccccc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New" fo:font-family="'Courier New'" style:font-style-name="Regular" style:font-family-generic="modern" style:font-pitch="fixed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4T21:36:08.791000000</meta:creation-date>
    <dc:date>2016-03-14T21:48:37.854000000</dc:date>
    <meta:editing-duration>PT1M37S</meta:editing-duration>
    <meta:editing-cycles>1</meta:editing-cycles>
    <meta:document-statistic meta:object-count="30"/>
    <meta:generator>LibreOffice/5.1.0.3$Windows_x86 LibreOffice_project/5e3e00a007d9b3b6efb6797a8b8e57b51ab1f737</meta:generator>
  </office:meta>
</office:document-meta>
</file>